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0.5" calcext:value-type="float">
            <text:p>80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74" calcext:value-type="float">
            <text:p>74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3" calcext:value-type="float">
            <text:p>63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8T20:54:58.227755066</dc:date>
    <meta:editing-duration>PT6H20M37S</meta:editing-duration>
    <meta:editing-cycles>77</meta:editing-cycles>
    <meta:generator>LibreOffice/7.3.7.2$Linux_X86_64 LibreOffice_project/30$Build-2</meta:generator>
    <meta:document-statistic meta:table-count="1" meta:cell-count="281" meta:object-count="0"/>
  </office:meta>
</office:document-meta>
</file>